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3pt" style:font-size-asian="13pt" style:font-size-complex="13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6pt" style:font-size-asian="16pt" style:font-size-complex="16pt"/>
    </style:style>
    <style:style style:name="T1" style:family="text">
      <style:text-properties style:text-underline-style="solid" style:text-underline-width="auto" style:text-underline-color="font-color"/>
    </style:style>
    <style:style style:name="T2"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UDIER Yanis <text:s text:c="90"/>07/02/2020</text:p>
      <text:p text:style-name="P5">TS SN1</text:p>
      <text:p text:style-name="Standard"/>
      <text:p text:style-name="P6"><text:span text:style-name="T1">Synthèse de documents</text:span> </text:p>
      <text:p text:style-name="P1"/>
      <text:p text:style-name="P4"/>
      <text:p text:style-name="P4"><text:tab/>Les animaux domestiques tiennent une place importante dans la société humaine. Pour quelles raisons ? C'est ce à quoi répondent les 9 documents du dossier qui nous est proposé.</text:p>
      <text:p text:style-name="P4">Valadier en 1986, dans Ouest-France comme le 8eme document mettent en avant l'importance socio-économique des animaux domestiques. Bahuchet, dans Universalis, nous explique leur fonction symbolique et religieuse dans la plupart des cultures. La photo d'Erwitt, le dessin de Binet et Méchin (Anthropozoologia 2004) illustrent un comportement anthropomorphiste qui laisse à l'animal une place quasi humaine. Les 3 autres documents expliquent en quoi l'animal est un réconfort : pour De Fontenay en 2011 dans « notre rapport aux animaux reste à découvrir » parcequ'il peut soulager souffrance ou solitude, pour Digard fans «les français et leur animaux » en 1999, et similairement <text:s/>pour Pageat(Libération 2005) les animaux familiers rassurent et valorisent leur propriétaire.</text:p>
      <text:p text:style-name="P4">Nous verrons d'abord que les animaux ont un impact économique et socio-culturel, ensuite qu'ils interagissent sur le psychisme des humains.</text:p>
      <text:p text:style-name="P1"/>
      <text:p text:style-name="P1"><text:tab/><text:span text:style-name="T2">Valadier nous parle des animaux, de ce qu'ils provoquent,causent et ce qu'ils engendrent. Les animaux sont, comme l'indiquent le tableau du document 8 et le document 1, beaucoup plus nombreux que le nombre d'enfants en France. En effet, le nombre d'animaux (chats et chiens) s'élevait à 15,5 millions contre 12 millions d'enfants de moins de 17 ans. Cela montre que les animaux ont une grande place auprès des humains et ont donc différents rôles : chiens de police , de garde, d'aides aux personnes handicapées (malvoyants, fauteuil roulant,...) mais aussi des chats dans les hôpitaux qui se tiennent aux côtés des malades. Tout ces animaux ont les mêmes besoins que l'homme, l’accès aux soins, à une alimentation saine,... De ce fait, tous ces besoins requiert des recherches, des méthodes de fabrication et donc la création de divers emplois autour des animaux (vétérinaire, maître-chien, dresseurs,... La création de nouveaux centres de recherche pour la nourriture mais aussi la conception d’accessoires, la création d'assurance pour ceux-ci, ce qui a pour conséquences un fort impact économique. Malgrè ce que l'on pourrait penser, les animaux ne comblent pas la solitude le fait étant que l'on retrouve moins d'animaux chez les personnes seules. </text:span></text:p>
      <text:p text:style-name="P1"><text:span text:style-name="T2">Chez Erwitt, Binet et Méchin, l'animal a les mêmes caractéristiques que l'homme, voire plus, cela s'appelle l'anthropomorphisme. On retrouve du côté de Erwitt, une photographie montrant une femme ayant la même tête que son chien assit juste à côté d'elle; un chien lisant un livre philosophique de KANT confortablement dans une grande panière <text:s/>pour Binet et l'intégration des animaux dans la société humaine chez Méchin. Ces trois documents anthropomorphistes nous montrent que l'animal est fortement implanté dans notre société, à tel point que celui-ci à la même place et a les mêmes « droits » que les hommes. </text:span></text:p>
      <text:p text:style-name="P4"/>
      <text:p text:style-name="P4"/>
      <text:p text:style-name="P4">Pour Bahuchet</text:p>
      <text:p text:style-name="P1"/>
      <text:p text:style-name="P1"><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6T16:22:06.64</meta:creation-date>
    <dc:date>2020-02-07T18:55:28.79</dc:date>
    <meta:editing-duration>PT1H6M30S</meta:editing-duration>
    <meta:editing-cycles>4</meta:editing-cycles>
    <meta:generator>OpenOffice/4.1.7$Win32 OpenOffice.org_project/417m1$Build-9800</meta:generator>
    <meta:document-statistic meta:table-count="0" meta:image-count="0" meta:object-count="0" meta:page-count="2" meta:paragraph-count="9" meta:word-count="467" meta:character-count="3110"/>
  </office:meta>
</office:document-meta>
</file>